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1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3818080000">
            <text:p>3.82E+009</text:p>
          </table:table-cell>
          <table:table-cell office:value-type="float" office:value="13693200000">
            <text:p>1.37E+010</text:p>
          </table:table-cell>
          <table:table-cell office:value-type="float" office:value="37613900000">
            <text:p>3.76E+010</text:p>
          </table:table-cell>
          <table:table-cell office:value-type="float" office:value="69285100000">
            <text:p>6.93E+010</text:p>
          </table:table-cell>
          <table:table-cell office:value-type="float" office:value="47068300000">
            <text:p>4.71E+010</text:p>
          </table:table-cell>
          <table:table-cell office:value-type="float" office:value="27466200000">
            <text:p>2.75E+010</text:p>
          </table:table-cell>
          <table:table-cell office:value-type="float" office:value="13070300000">
            <text:p>1.31E+010</text:p>
          </table:table-cell>
          <table:table-cell office:value-type="float" office:value="6830540000">
            <text:p>6.83E+009</text:p>
          </table:table-cell>
          <table:table-cell office:value-type="float" office:value="4256500000">
            <text:p>4.26E+009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.5">
            <text:p>0.500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5053990000">
            <text:p>5.05E+009</text:p>
          </table:table-cell>
          <table:table-cell table:style-name="ce1" office:value-type="float" office:value="14322700000">
            <text:p>1.43E+010</text:p>
          </table:table-cell>
          <table:table-cell table:style-name="ce1" office:value-type="float" office:value="37345000000">
            <text:p>3.73E+010</text:p>
          </table:table-cell>
          <table:table-cell table:style-name="ce1" office:value-type="float" office:value="68033900000">
            <text:p>6.80E+010</text:p>
          </table:table-cell>
          <table:table-cell table:style-name="ce1" office:value-type="float" office:value="46459300000">
            <text:p>4.65E+010</text:p>
          </table:table-cell>
          <table:table-cell table:style-name="ce1" office:value-type="float" office:value="27575500000">
            <text:p>2.76E+010</text:p>
          </table:table-cell>
          <table:table-cell table:style-name="ce1" office:value-type="float" office:value="13603100000">
            <text:p>1.36E+010</text:p>
          </table:table-cell>
          <table:table-cell table:style-name="ce1" office:value-type="float" office:value="7720250000">
            <text:p>7.72E+009</text:p>
          </table:table-cell>
          <table:table-cell table:style-name="ce1" office:value-type="float" office:value="5248680000">
            <text:p>5.25E+009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.5">
            <text:p>0.5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44590000">
            <text:p>6.64E+009</text:p>
          </table:table-cell>
          <table:table-cell office:value-type="float" office:value="15118300000">
            <text:p>1.51E+010</text:p>
          </table:table-cell>
          <table:table-cell office:value-type="float" office:value="38110000000">
            <text:p>3.81E+010</text:p>
          </table:table-cell>
          <table:table-cell office:value-type="float" office:value="67916400000">
            <text:p>6.79E+010</text:p>
          </table:table-cell>
          <table:table-cell office:value-type="float" office:value="46999700000">
            <text:p>4.70E+010</text:p>
          </table:table-cell>
          <table:table-cell office:value-type="float" office:value="27893200000">
            <text:p>2.79E+010</text:p>
          </table:table-cell>
          <table:table-cell office:value-type="float" office:value="13436300000">
            <text:p>1.34E+010</text:p>
          </table:table-cell>
          <table:table-cell office:value-type="float" office:value="5751950000">
            <text:p>5.75E+009</text:p>
          </table:table-cell>
          <table:table-cell office:value-type="float" office:value="3672270000">
            <text:p>3.67E+009</text:p>
          </table:table-cell>
          <table:table-cell office:value-type="float" office:value="0">
            <text:p>0</text:p>
          </table:table-cell>
          <table:table-cell table:style-name="ce2" office:value-type="float" office:value="0.5">
            <text:p>0.5000</text:p>
          </table:table-cell>
          <table:table-cell table:style-name="ce2" table:formula="oooc:=([.L3]-[.L1])" office:value-type="float" office:value="0.75">
            <text:p>0.750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6988010000">
            <text:p>6.99E+009</text:p>
          </table:table-cell>
          <table:table-cell table:style-name="ce1" office:value-type="float" office:value="15166900000">
            <text:p>1.52E+010</text:p>
          </table:table-cell>
          <table:table-cell table:style-name="ce1" office:value-type="float" office:value="36884000000">
            <text:p>3.69E+010</text:p>
          </table:table-cell>
          <table:table-cell table:style-name="ce1" office:value-type="float" office:value="65526600000">
            <text:p>6.55E+010</text:p>
          </table:table-cell>
          <table:table-cell table:style-name="ce1" office:value-type="float" office:value="45414300000">
            <text:p>4.54E+010</text:p>
          </table:table-cell>
          <table:table-cell table:style-name="ce1" office:value-type="float" office:value="27231000000">
            <text:p>2.72E+010</text:p>
          </table:table-cell>
          <table:table-cell table:style-name="ce1" office:value-type="float" office:value="13412200000">
            <text:p>1.34E+010</text:p>
          </table:table-cell>
          <table:table-cell table:style-name="ce1" office:value-type="float" office:value="6141670000">
            <text:p>6.14E+009</text:p>
          </table:table-cell>
          <table:table-cell table:style-name="ce1" office:value-type="float" office:value="4039070000">
            <text:p>4.04E+009</text:p>
          </table:table-cell>
          <table:table-cell office:value-type="float" office:value="0">
            <text:p>0</text:p>
          </table:table-cell>
          <table:table-cell table:style-name="ce2" office:value-type="float" office:value="0.5">
            <text:p>0.5000</text:p>
          </table:table-cell>
          <table:table-cell table:style-name="ce2" table:formula="oooc:=([.Z3]-[.Z1])" office:value-type="float" office:value="0.75">
            <text:p>0.75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92780000">
            <text:p>3.39E+009</text:p>
          </table:table-cell>
          <table:table-cell office:value-type="float" office:value="11462000000">
            <text:p>1.15E+010</text:p>
          </table:table-cell>
          <table:table-cell office:value-type="float" office:value="31671200000">
            <text:p>3.17E+010</text:p>
          </table:table-cell>
          <table:table-cell office:value-type="float" office:value="59124900000">
            <text:p>5.91E+010</text:p>
          </table:table-cell>
          <table:table-cell office:value-type="float" office:value="40224900000">
            <text:p>4.02E+010</text:p>
          </table:table-cell>
          <table:table-cell office:value-type="float" office:value="23515700000">
            <text:p>2.35E+010</text:p>
          </table:table-cell>
          <table:table-cell office:value-type="float" office:value="10815800000">
            <text:p>1.08E+010</text:p>
          </table:table-cell>
          <table:table-cell office:value-type="float" office:value="4022590000">
            <text:p>4.02E+009</text:p>
          </table:table-cell>
          <table:table-cell office:value-type="float" office:value="2355870000">
            <text:p>2.36E+009</text:p>
          </table:table-cell>
          <table:table-cell office:value-type="float" office:value="0">
            <text:p>0</text:p>
          </table:table-cell>
          <table:table-cell table:style-name="ce2" office:value-type="float" office:value="0.75">
            <text:p>0.7500</text:p>
          </table:table-cell>
          <table:table-cell table:style-name="ce2" table:formula="oooc:=([.L4]-[.L2])" office:value-type="float" office:value="0.375">
            <text:p>0.3750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5157470000">
            <text:p>5.16E+009</text:p>
          </table:table-cell>
          <table:table-cell table:style-name="ce1" office:value-type="float" office:value="12681300000">
            <text:p>1.27E+010</text:p>
          </table:table-cell>
          <table:table-cell table:style-name="ce1" office:value-type="float" office:value="31335400000">
            <text:p>3.13E+010</text:p>
          </table:table-cell>
          <table:table-cell table:style-name="ce1" office:value-type="float" office:value="56842400000">
            <text:p>5.68E+010</text:p>
          </table:table-cell>
          <table:table-cell table:style-name="ce1" office:value-type="float" office:value="38824200000">
            <text:p>3.88E+010</text:p>
          </table:table-cell>
          <table:table-cell table:style-name="ce1" office:value-type="float" office:value="23172800000">
            <text:p>2.32E+010</text:p>
          </table:table-cell>
          <table:table-cell table:style-name="ce1" office:value-type="float" office:value="11119500000">
            <text:p>1.11E+010</text:p>
          </table:table-cell>
          <table:table-cell table:style-name="ce1" office:value-type="float" office:value="4780170000">
            <text:p>4.78E+009</text:p>
          </table:table-cell>
          <table:table-cell table:style-name="ce1" office:value-type="float" office:value="3131140000">
            <text:p>3.13E+009</text:p>
          </table:table-cell>
          <table:table-cell office:value-type="float" office:value="0">
            <text:p>0</text:p>
          </table:table-cell>
          <table:table-cell table:style-name="ce2" office:value-type="float" office:value="0.75">
            <text:p>0.7500</text:p>
          </table:table-cell>
          <table:table-cell table:style-name="ce2" table:formula="oooc:=([.Z4]-[.Z2])" office:value-type="float" office:value="0.375">
            <text:p>0.37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1797000">
            <text:p>9.72E+008</text:p>
          </table:table-cell>
          <table:table-cell office:value-type="float" office:value="8581420000">
            <text:p>8.58E+009</text:p>
          </table:table-cell>
          <table:table-cell office:value-type="float" office:value="27993400000">
            <text:p>2.80E+010</text:p>
          </table:table-cell>
          <table:table-cell office:value-type="float" office:value="55312000000">
            <text:p>5.53E+010</text:p>
          </table:table-cell>
          <table:table-cell office:value-type="float" office:value="36859700000">
            <text:p>3.69E+010</text:p>
          </table:table-cell>
          <table:table-cell office:value-type="float" office:value="20644900000">
            <text:p>2.06E+010</text:p>
          </table:table-cell>
          <table:table-cell office:value-type="float" office:value="8563050000">
            <text:p>8.56E+009</text:p>
          </table:table-cell>
          <table:table-cell office:value-type="float" office:value="2342620000">
            <text:p>2.34E+009</text:p>
          </table:table-cell>
          <table:table-cell office:value-type="float" office:value="853428000">
            <text:p>8.53E+008</text:p>
          </table:table-cell>
          <table:table-cell office:value-type="float" office:value="0">
            <text:p>0</text:p>
          </table:table-cell>
          <table:table-cell table:style-name="ce2" office:value-type="float" office:value="0.875">
            <text:p>0.8750</text:p>
          </table:table-cell>
          <table:table-cell table:style-name="ce2" table:formula="oooc:=([.L5]-[.L3])" office:value-type="float" office:value="0.1875">
            <text:p>0.1875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1783120000">
            <text:p>1.78E+009</text:p>
          </table:table-cell>
          <table:table-cell table:style-name="ce1" office:value-type="float" office:value="8779220000">
            <text:p>8.78E+009</text:p>
          </table:table-cell>
          <table:table-cell table:style-name="ce1" office:value-type="float" office:value="26295000000">
            <text:p>2.63E+010</text:p>
          </table:table-cell>
          <table:table-cell table:style-name="ce1" office:value-type="float" office:value="51076000000">
            <text:p>5.11E+010</text:p>
          </table:table-cell>
          <table:table-cell table:style-name="ce1" office:value-type="float" office:value="34189000000">
            <text:p>3.42E+010</text:p>
          </table:table-cell>
          <table:table-cell table:style-name="ce1" office:value-type="float" office:value="19584600000">
            <text:p>1.96E+010</text:p>
          </table:table-cell>
          <table:table-cell table:style-name="ce1" office:value-type="float" office:value="8659850000">
            <text:p>8.66E+009</text:p>
          </table:table-cell>
          <table:table-cell table:style-name="ce1" office:value-type="float" office:value="3049920000">
            <text:p>3.05E+009</text:p>
          </table:table-cell>
          <table:table-cell table:style-name="ce1" office:value-type="float" office:value="1629140000">
            <text:p>1.63E+009</text:p>
          </table:table-cell>
          <table:table-cell office:value-type="float" office:value="0">
            <text:p>0</text:p>
          </table:table-cell>
          <table:table-cell table:style-name="ce2" office:value-type="float" office:value="0.875">
            <text:p>0.8750</text:p>
          </table:table-cell>
          <table:table-cell table:style-name="ce2" table:formula="oooc:=([.Z5]-[.Z3])" office:value-type="float" office:value="0.1875">
            <text:p>0.18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1365000">
            <text:p>6.01E+008</text:p>
          </table:table-cell>
          <table:table-cell office:value-type="float" office:value="7988950000">
            <text:p>7.99E+009</text:p>
          </table:table-cell>
          <table:table-cell office:value-type="float" office:value="27211300000">
            <text:p>2.72E+010</text:p>
          </table:table-cell>
          <table:table-cell office:value-type="float" office:value="54740200000">
            <text:p>5.47E+010</text:p>
          </table:table-cell>
          <table:table-cell office:value-type="float" office:value="36220000000">
            <text:p>3.62E+010</text:p>
          </table:table-cell>
          <table:table-cell office:value-type="float" office:value="20008000000">
            <text:p>2.00E+010</text:p>
          </table:table-cell>
          <table:table-cell office:value-type="float" office:value="7985290000">
            <text:p>7.99E+009</text:p>
          </table:table-cell>
          <table:table-cell office:value-type="float" office:value="1869220000">
            <text:p>1.87E+009</text:p>
          </table:table-cell>
          <table:table-cell office:value-type="float" office:value="444160000">
            <text:p>4.44E+008</text:p>
          </table:table-cell>
          <table:table-cell office:value-type="float" office:value="0">
            <text:p>0</text:p>
          </table:table-cell>
          <table:table-cell table:style-name="ce2" office:value-type="float" office:value="0.9375">
            <text:p>0.9375</text:p>
          </table:table-cell>
          <table:table-cell table:style-name="ce2" table:formula="oooc:=[.L5]-[.L4]+2*([.L6]-[.L5])" office:value-type="float" office:value="0.1875">
            <text:p>0.1875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947455000">
            <text:p>9.47E+008</text:p>
          </table:table-cell>
          <table:table-cell table:style-name="ce1" office:value-type="float" office:value="7646530000">
            <text:p>7.65E+009</text:p>
          </table:table-cell>
          <table:table-cell table:style-name="ce1" office:value-type="float" office:value="24792400000">
            <text:p>2.48E+010</text:p>
          </table:table-cell>
          <table:table-cell table:style-name="ce1" office:value-type="float" office:value="49715600000">
            <text:p>4.97E+010</text:p>
          </table:table-cell>
          <table:table-cell table:style-name="ce1" office:value-type="float" office:value="32856800000">
            <text:p>3.29E+010</text:p>
          </table:table-cell>
          <table:table-cell table:style-name="ce1" office:value-type="float" office:value="18328900000">
            <text:p>1.83E+010</text:p>
          </table:table-cell>
          <table:table-cell table:style-name="ce1" office:value-type="float" office:value="7601380000">
            <text:p>7.60E+009</text:p>
          </table:table-cell>
          <table:table-cell table:style-name="ce1" office:value-type="float" office:value="2245690000">
            <text:p>2.25E+009</text:p>
          </table:table-cell>
          <table:table-cell table:style-name="ce1" office:value-type="float" office:value="928718000">
            <text:p>9.29E+008</text:p>
          </table:table-cell>
          <table:table-cell office:value-type="float" office:value="0">
            <text:p>0</text:p>
          </table:table-cell>
          <table:table-cell table:style-name="ce2" office:value-type="float" office:value="0.9375">
            <text:p>0.9375</text:p>
          </table:table-cell>
          <table:table-cell table:style-name="ce2" table:formula="oooc:=[.Z5]-[.Z4]+2*([.Z6]-[.Z5])" office:value-type="float" office:value="0.1875">
            <text:p>0.1875</text:p>
          </table:table-cell>
        </table:table-row>
        <table:table-row table:style-name="ro1">
          <table:table-cell office:value-type="string">
            <text:p>3x v, 1e6 steps</text:p>
          </table:table-cell>
          <table:table-cell table:style-name="Default" table:number-columns-repeated="9"/>
          <table:table-cell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formula="oooc:=SUM([.M1:.M5])" office:value-type="float" office:value="2">
            <text:p>2</text:p>
          </table:table-cell>
          <table:table-cell table:number-columns-repeated="13"/>
          <table:table-cell table:formula="oooc:=SUM([.AA1:.AA5])" office:value-type="float" office:value="2">
            <text:p>2</text:p>
          </table:table-cell>
        </table:table-row>
        <table:table-row table:style-name="ro1">
          <table:table-cell table:formula="oooc:=SUMPRODUCT([.A1:.A5];[.$M1:.$M5])/[.$M7]" office:value-type="float" office:value="0">
            <text:p>0</text:p>
          </table:table-cell>
          <table:table-cell table:formula="oooc:=SUMPRODUCT([.B1:.B5];[.$M1:.$M5])/[.$M7]" office:value-type="float" office:value="4229871437.5">
            <text:p>4.23E+009</text:p>
          </table:table-cell>
          <table:table-cell table:formula="oooc:=SUMPRODUCT([.C1:.C5];[.$M1:.$M5])/[.$M7]" office:value-type="float" office:value="12795259687.5">
            <text:p>1.28E+010</text:p>
          </table:table-cell>
          <table:table-cell table:formula="oooc:=SUMPRODUCT([.D1:.D5];[.$M1:.$M5])/[.$M7]" office:value-type="float" office:value="34808515625">
            <text:p>3.48E+010</text:p>
          </table:table-cell>
          <table:table-cell table:formula="oooc:=SUMPRODUCT([.E1:.E5];[.$M1:.$M5])/[.$M7]" office:value-type="float" office:value="64193237500">
            <text:p>6.42E+010</text:p>
          </table:table-cell>
          <table:table-cell table:formula="oooc:=SUMPRODUCT([.F1:.F5];[.$M1:.$M5])/[.$M7]" office:value-type="float" office:value="43785353125">
            <text:p>4.38E+010</text:p>
          </table:table-cell>
          <table:table-cell table:formula="oooc:=SUMPRODUCT([.G1:.G5];[.$M1:.$M5])/[.$M7]" office:value-type="float" office:value="25546903125">
            <text:p>2.55E+010</text:p>
          </table:table-cell>
          <table:table-cell table:formula="oooc:=SUMPRODUCT([.H1:.H5];[.$M1:.$M5])/[.$M7]" office:value-type="float" office:value="11885556875">
            <text:p>1.19E+010</text:p>
          </table:table-cell>
          <table:table-cell table:formula="oooc:=SUMPRODUCT([.I1:.I5];[.$M1:.$M5])/[.$M7]" office:value-type="float" office:value="5013711875">
            <text:p>5.01E+009</text:p>
          </table:table-cell>
          <table:table-cell table:formula="oooc:=SUMPRODUCT([.J1:.J5];[.$M1:.$M5])/[.$M7]" office:value-type="float" office:value="3004600750">
            <text:p>3.00E+009</text:p>
          </table:table-cell>
          <table:table-cell table:formula="oooc:=SUMPRODUCT([.K1:.K5];[.$M1:.$M5])/[.$M7]" office:value-type="float" office:value="0">
            <text:p>0</text:p>
          </table:table-cell>
          <table:table-cell table:number-columns-repeated="3"/>
          <table:table-cell table:formula="oooc:=SUMPRODUCT([.O1:.O5];[.$M1:.$M5])/[.$M7]" office:value-type="float" office:value="0">
            <text:p>0</text:p>
          </table:table-cell>
          <table:table-cell table:style-name="ce1" table:formula="oooc:=SUMPRODUCT([.P1:.P5];[.$M1:.$M5])/[.$M7]" office:value-type="float" office:value="5107018281.25">
            <text:p>5.11E+009</text:p>
          </table:table-cell>
          <table:table-cell table:style-name="ce1" table:formula="oooc:=SUMPRODUCT([.Q1:.Q5];[.$M1:.$M5])/[.$M7]" office:value-type="float" office:value="13185920312.5">
            <text:p>1.32E+010</text:p>
          </table:table-cell>
          <table:table-cell table:style-name="ce1" table:formula="oooc:=SUMPRODUCT([.R1:.R5];[.$M1:.$M5])/[.$M7]" office:value-type="float" office:value="33832581250">
            <text:p>3.38E+010</text:p>
          </table:table-cell>
          <table:table-cell table:style-name="ce1" table:formula="oooc:=SUMPRODUCT([.S1:.S5];[.$M1:.$M5])/[.$M7]" office:value-type="float" office:value="61688112500">
            <text:p>6.17E+010</text:p>
          </table:table-cell>
          <table:table-cell table:style-name="ce1" table:formula="oooc:=SUMPRODUCT([.T1:.T5];[.$M1:.$M5])/[.$M7]" office:value-type="float" office:value="42210268750">
            <text:p>4.22E+010</text:p>
          </table:table-cell>
          <table:table-cell table:style-name="ce1" table:formula="oooc:=SUMPRODUCT([.U1:.U5];[.$M1:.$M5])/[.$M7]" office:value-type="float" office:value="25004790625">
            <text:p>2.50E+010</text:p>
          </table:table-cell>
          <table:table-cell table:style-name="ce1" table:formula="oooc:=SUMPRODUCT([.V1:.V5];[.$M1:.$M5])/[.$M7]" office:value-type="float" office:value="12039746562.5">
            <text:p>1.20E+010</text:p>
          </table:table-cell>
          <table:table-cell table:style-name="ce1" table:formula="oooc:=SUMPRODUCT([.W1:.W5];[.$M1:.$M5])/[.$M7]" office:value-type="float" office:value="5625934062.5">
            <text:p>5.63E+009</text:p>
          </table:table-cell>
          <table:table-cell table:style-name="ce1" table:formula="oooc:=SUMPRODUCT([.X1:.X5];[.$M1:.$M5])/[.$M7]" office:value-type="float" office:value="3653709187.5">
            <text:p>3.65E+009</text:p>
          </table:table-cell>
          <table:table-cell table:formula="oooc:=SUMPRODUCT([.Y1:.Y5];[.$M1:.$M5])/[.$M7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5834000">
            <text:p>4.26E+008</text:p>
          </table:table-cell>
          <table:table-cell office:value-type="float" office:value="11201800000">
            <text:p>1.12E+010</text:p>
          </table:table-cell>
          <table:table-cell office:value-type="float" office:value="42111300000">
            <text:p>4.21E+010</text:p>
          </table:table-cell>
          <table:table-cell office:value-type="float" office:value="89606100000">
            <text:p>8.96E+010</text:p>
          </table:table-cell>
          <table:table-cell office:value-type="float" office:value="56391800000">
            <text:p>5.64E+010</text:p>
          </table:table-cell>
          <table:table-cell office:value-type="float" office:value="29676400000">
            <text:p>2.97E+010</text:p>
          </table:table-cell>
          <table:table-cell office:value-type="float" office:value="11201800000">
            <text:p>1.12E+010</text:p>
          </table:table-cell>
          <table:table-cell office:value-type="float" office:value="1990880000">
            <text:p>1.99E+009</text:p>
          </table:table-cell>
          <table:table-cell office:value-type="float" office:value="27717800">
            <text:p>2.77E+007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4x v, 1e5 steps</text:p>
          </table:table-cell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17"/>
        </table:table-row>
        <table:table-row table:style-name="ro1">
          <table:table-cell/>
          <table:table-cell table:style-name="Default">
            <draw:frame table:end-cell-address="Sheet1.M40" table:end-x="0.178in" table:end-y="0.0752in" draw:z-index="0" draw:style-name="gr1" svg:width="9.9154in" svg:height="4.511in" svg:x="0.0417in" svg:y="0.0433in">
              <draw:object draw:notify-on-update-of-ranges=" Sheet1.A10:Sheet1.K10 Sheet1.A8:Sheet1.K8 Sheet1.O8:Sheet1.Y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8"/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0">05/20/2012</text:date>, <text:time>03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  <meta:initial-creator>K. Dodd</meta:initial-creator>
    <meta:creation-date>2012-05-20T03:09:45</meta:creation-date>
    <dc:creator>K. Dodd</dc:creator>
    <dc:date>2012-05-20T03:44:25</dc:date>
    <meta:editing-cycles>3</meta:editing-cycles>
    <meta:editing-duration>PT29M21S</meta:editing-duration>
    <meta:user-defined meta:name="Info 1"/>
    <meta:user-defined meta:name="Info 2"/>
    <meta:user-defined meta:name="Info 3"/>
    <meta:user-defined meta:name="Info 4"/>
    <meta:document-statistic meta:table-count="3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186cm" svg:height="11.459cm" chart:class="chart:scatter" chart:row-mapping="0 1" chart:style-name="ch1">
        <chart:legend chart:legend-position="end" svg:x="23.133cm" svg:y="5.098cm" chart:style-name="ch2"/>
        <chart:plot-area chart:style-name="ch3" table:cell-range-address="Sheet1.A10:Sheet1.K10 Sheet1.A8:Sheet1.K8 Sheet1.O8:Sheet1.Y8" chart:data-source-has-labels="row" svg:x="0.503cm" svg:y="0.229cm" svg:width="22.127cm" svg:height="10.771cm">
          <chart:axis chart:dimension="x" chart:name="primary-x" chart:style-name="ch4">
            <chart:categories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0:Sheet1.K10" chart:class="chart:scatter">
            <chart:data-point chart:repeated="11"/>
          </chart:series>
          <chart:series chart:style-name="ch7" chart:values-cell-range-address="Sheet1.A8:Sheet1.K8" chart:class="chart:scatter">
            <chart:data-point chart:repeated="11"/>
          </chart:series>
          <chart:series chart:style-name="ch8" chart:values-cell-range-address="Sheet1.O8:Sheet1.Y8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425834000">
                <text:p>425834000</text:p>
              </table:table-cell>
              <table:table-cell office:value-type="float" office:value="11201800000">
                <text:p>11201800000</text:p>
              </table:table-cell>
              <table:table-cell office:value-type="float" office:value="42111300000">
                <text:p>42111300000</text:p>
              </table:table-cell>
              <table:table-cell office:value-type="float" office:value="89606100000">
                <text:p>89606100000</text:p>
              </table:table-cell>
              <table:table-cell office:value-type="float" office:value="56391800000">
                <text:p>56391800000</text:p>
              </table:table-cell>
              <table:table-cell office:value-type="float" office:value="29676400000">
                <text:p>29676400000</text:p>
              </table:table-cell>
              <table:table-cell office:value-type="float" office:value="11201800000">
                <text:p>11201800000</text:p>
              </table:table-cell>
              <table:table-cell office:value-type="float" office:value="1990880000">
                <text:p>1990880000</text:p>
              </table:table-cell>
              <table:table-cell office:value-type="float" office:value="27717800">
                <text:p>27717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4229871437.5">
                <text:p>4229871437.5</text:p>
              </table:table-cell>
              <table:table-cell office:value-type="float" office:value="12795259687.5">
                <text:p>12795259687.5</text:p>
              </table:table-cell>
              <table:table-cell office:value-type="float" office:value="34808515625">
                <text:p>34808515625</text:p>
              </table:table-cell>
              <table:table-cell office:value-type="float" office:value="64193237500">
                <text:p>64193237500</text:p>
              </table:table-cell>
              <table:table-cell office:value-type="float" office:value="43785353125">
                <text:p>43785353125</text:p>
              </table:table-cell>
              <table:table-cell office:value-type="float" office:value="25546903125">
                <text:p>25546903125</text:p>
              </table:table-cell>
              <table:table-cell office:value-type="float" office:value="11885556875">
                <text:p>11885556875</text:p>
              </table:table-cell>
              <table:table-cell office:value-type="float" office:value="5013711875">
                <text:p>5013711875</text:p>
              </table:table-cell>
              <table:table-cell office:value-type="float" office:value="3004600750">
                <text:p>3004600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">
                <text:p>0</text:p>
              </table:table-cell>
              <table:table-cell office:value-type="float" office:value="5107018281.25">
                <text:p>5107018281.25</text:p>
              </table:table-cell>
              <table:table-cell office:value-type="float" office:value="13185920312.5">
                <text:p>13185920312.5</text:p>
              </table:table-cell>
              <table:table-cell office:value-type="float" office:value="33832581250">
                <text:p>33832581250</text:p>
              </table:table-cell>
              <table:table-cell office:value-type="float" office:value="61688112500">
                <text:p>61688112500</text:p>
              </table:table-cell>
              <table:table-cell office:value-type="float" office:value="42210268750">
                <text:p>42210268750</text:p>
              </table:table-cell>
              <table:table-cell office:value-type="float" office:value="25004790625">
                <text:p>25004790625</text:p>
              </table:table-cell>
              <table:table-cell office:value-type="float" office:value="12039746562.5">
                <text:p>12039746562.5</text:p>
              </table:table-cell>
              <table:table-cell office:value-type="float" office:value="5625934062.5">
                <text:p>5625934062.5</text:p>
              </table:table-cell>
              <table:table-cell office:value-type="float" office:value="3653709187.5">
                <text:p>3653709187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